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LengthEncodeOutputStream.finalize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unLengthEncodeOutputStream.RunLengthEncode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LengthEncodeOutputStream.write( byte [ ]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unLengthEncodeOutputStream.write( byte b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RunLengthEncode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LengthEncodeOutputStream.write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